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MS Gothic" svg:font-family="'MS Gothic'"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erif CJK SC" svg:font-family="'Noto Serif CJK SC'" style:font-pitch="variable"/>
    <style:font-face style:name="Noto Serif CJK SC1" svg:font-family="'Noto Serif CJK SC'" style:font-family-generic="system" style:font-pitch="variable"/>
    <style:font-face style:name="OpenSymbol" svg:font-family="OpenSymbol" style:font-charset="x-symbol"/>
    <style:font-face style:name="Tahoma" svg:font-family="Tahoma" style:font-pitch="variable"/>
  </office:font-face-decls>
  <office:automatic-styles>
    <style:style style:name="P1" style:family="paragraph" style:parent-style-name="Header">
      <loext:graphic-properties draw:fill="solid" draw:fill-color="#ff3838" draw:opacity="100%"/>
      <style:paragraph-properties fo:background-color="#ff3838"/>
      <style:text-properties fo:color="#ffffff" loext:opacity="100%" officeooo:rsid="00081e45" officeooo:paragraph-rsid="00081e45"/>
    </style:style>
    <style:style style:name="P2" style:family="paragraph" style:parent-style-name="Footer">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fo:break-before="page"/>
      <style:text-properties fo:font-size="14pt" fo:font-weight="bold" officeooo:rsid="000a908f" officeooo:paragraph-rsid="000a908f" style:font-size-asian="12.25pt" style:font-weight-asian="bold" style:font-size-complex="14pt" style:font-weight-complex="bold"/>
    </style:style>
    <style:style style:name="P5" style:family="paragraph" style:parent-style-name="Standard">
      <style:paragraph-properties fo:text-align="justify" style:justify-single-word="false"/>
      <style:text-properties fo:font-size="12pt" fo:font-weight="bold" officeooo:rsid="000fce89" officeooo:paragraph-rsid="000fce89" style:font-size-asian="10.5pt" style:font-weight-asian="bold" style:font-size-complex="12pt" style:font-weight-complex="bold"/>
    </style:style>
    <style:style style:name="P6" style:family="paragraph" style:parent-style-name="Standard">
      <style:paragraph-properties fo:text-align="justify" style:justify-single-word="false"/>
      <style:text-properties fo:font-size="12pt" fo:font-weight="bold" officeooo:rsid="00113579" officeooo:paragraph-rsid="00113579" style:font-size-asian="10.5pt" style:font-weight-asian="bold" style:font-size-complex="12pt" style:font-weight-complex="bold"/>
    </style:style>
    <style:style style:name="P7" style:family="paragraph" style:parent-style-name="Standard">
      <style:paragraph-properties fo:text-align="justify" style:justify-single-word="false"/>
      <style:text-properties fo:font-size="12pt" fo:font-weight="bold" officeooo:rsid="0012ec26" officeooo:paragraph-rsid="0012ec26" style:font-size-asian="10.5pt" style:font-weight-asian="bold" style:font-size-complex="12pt" style:font-weight-complex="bold"/>
    </style:style>
    <style:style style:name="P8" style:family="paragraph" style:parent-style-name="Standard">
      <style:paragraph-properties fo:text-align="justify" style:justify-single-word="false"/>
      <style:text-properties fo:font-size="12pt" fo:font-weight="normal" officeooo:rsid="000a908f" officeooo:paragraph-rsid="000a908f"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font-size="12pt" fo:font-weight="normal" officeooo:rsid="000e9adf" officeooo:paragraph-rsid="000e9adf"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fo:font-size="12pt" fo:font-weight="normal" officeooo:rsid="000fce89" officeooo:paragraph-rsid="000fce89"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fo:font-size="12pt" fo:font-weight="normal" officeooo:rsid="0014e906" officeooo:paragraph-rsid="00113579"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fo:font-size="12pt" fo:font-style="italic" fo:font-weight="normal" officeooo:rsid="0014a583" officeooo:paragraph-rsid="0012ec26" style:font-size-asian="10.5pt" style:font-style-asian="italic" style:font-weight-asian="normal" style:font-size-complex="12pt" style:font-style-complex="italic" style:font-weight-complex="normal"/>
    </style:style>
    <style:style style:name="P13" style:family="paragraph" style:parent-style-name="Standard" style:master-page-name="First_20_Page">
      <style:paragraph-properties style:page-number="auto"/>
    </style:style>
    <style:style style:name="P14" style:family="paragraph" style:parent-style-name="Standard" style:master-page-name="Standard">
      <style:paragraph-properties style:page-number="1" fo:break-before="page"/>
    </style:style>
    <style:style style:name="P15" style:family="paragraph" style:parent-style-name="Standard" style:list-style-name="L1">
      <style:paragraph-properties fo:text-align="justify" style:justify-single-word="false"/>
      <style:text-properties fo:font-size="12pt" fo:font-weight="bold" officeooo:rsid="000a908f" officeooo:paragraph-rsid="000a908f" style:font-size-asian="10.5pt" style:font-weight-asian="bold" style:font-size-complex="12pt" style:font-weight-complex="bold"/>
    </style:style>
    <style:style style:name="P16" style:family="paragraph" style:parent-style-name="Standard" style:list-style-name="L1">
      <style:paragraph-properties fo:text-align="justify" style:justify-single-word="false"/>
      <style:text-properties fo:font-size="12pt" fo:font-weight="bold" officeooo:rsid="000b387f" officeooo:paragraph-rsid="000b387f" style:font-size-asian="10.5pt" style:font-weight-asian="bold" style:font-size-complex="12pt" style:font-weight-complex="bold"/>
    </style:style>
    <style:style style:name="P17" style:family="paragraph" style:parent-style-name="Standard" style:list-style-name="L1">
      <style:paragraph-properties fo:text-align="justify" style:justify-single-word="false"/>
      <style:text-properties fo:font-size="12pt" fo:font-weight="bold" officeooo:rsid="000b5d68" officeooo:paragraph-rsid="000b5d68" style:font-size-asian="10.5pt" style:font-weight-asian="bold" style:font-size-complex="12pt" style:font-weight-complex="bold"/>
    </style:style>
    <style:style style:name="P18" style:family="paragraph" style:parent-style-name="Standard" style:list-style-name="L1">
      <style:paragraph-properties fo:text-align="justify" style:justify-single-word="false"/>
      <style:text-properties fo:font-size="12pt" fo:font-weight="bold" officeooo:rsid="000bae3a" officeooo:paragraph-rsid="000bae3a" style:font-size-asian="10.5pt" style:font-weight-asian="bold" style:font-size-complex="12pt" style:font-weight-complex="bold"/>
    </style:style>
    <style:style style:name="P19" style:family="paragraph" style:parent-style-name="Standard" style:list-style-name="L1">
      <style:paragraph-properties fo:text-align="justify" style:justify-single-word="false"/>
      <style:text-properties fo:font-size="12pt" fo:font-weight="bold" officeooo:rsid="000ce0d9" officeooo:paragraph-rsid="000ce0d9" style:font-size-asian="10.5pt" style:font-weight-asian="bold" style:font-size-complex="12pt" style:font-weight-complex="bold"/>
    </style:style>
    <style:style style:name="P20" style:family="paragraph" style:parent-style-name="Standard" style:list-style-name="L1">
      <style:paragraph-properties fo:text-align="justify" style:justify-single-word="false"/>
      <style:text-properties fo:font-size="12pt" fo:font-weight="bold" officeooo:rsid="000e9adf" officeooo:paragraph-rsid="000e9adf" style:font-size-asian="10.5pt" style:font-weight-asian="bold" style:font-size-complex="12pt" style:font-weight-complex="bold"/>
    </style:style>
    <style:style style:name="P21" style:family="paragraph" style:parent-style-name="Standard">
      <style:paragraph-properties fo:text-align="justify" style:justify-single-word="false"/>
      <style:text-properties fo:font-size="12pt" fo:font-weight="normal" officeooo:rsid="001a3a2d" officeooo:paragraph-rsid="001a3a2d" style:font-size-asian="10.5pt" style:font-weight-asian="normal" style:font-size-complex="12pt" style:font-weight-complex="normal"/>
    </style:style>
    <style:style style:name="P22" style:family="paragraph" style:parent-style-name="Standard" style:list-style-name="L3">
      <style:paragraph-properties fo:text-align="justify" style:justify-single-word="false"/>
      <style:text-properties fo:font-size="12pt" fo:font-weight="normal" officeooo:rsid="001a3a2d" officeooo:paragraph-rsid="001a3a2d" style:font-size-asian="10.5pt" style:font-weight-asian="normal" style:font-size-complex="12pt" style:font-weight-complex="normal"/>
    </style:style>
    <style:style style:name="P23" style:family="paragraph" style:parent-style-name="Standard" style:list-style-name="L3">
      <style:paragraph-properties fo:text-align="justify" style:justify-single-word="false"/>
      <style:text-properties fo:font-size="12pt" fo:font-weight="normal" officeooo:rsid="001dffef" officeooo:paragraph-rsid="001dffef" style:font-size-asian="10.5pt" style:font-weight-asian="normal" style:font-size-complex="12pt" style:font-weight-complex="normal"/>
    </style:style>
    <style:style style:name="P24" style:family="paragraph" style:parent-style-name="Standard" style:list-style-name="L2">
      <style:paragraph-properties fo:text-align="justify" style:justify-single-word="false"/>
      <style:text-properties fo:font-size="14pt" fo:font-weight="bold" officeooo:rsid="0016c761" officeooo:paragraph-rsid="0016c761" style:font-size-asian="12.25pt" style:font-weight-asian="bold" style:font-size-complex="14pt" style:font-weight-complex="bold"/>
    </style:style>
    <style:style style:name="P25" style:family="paragraph" style:parent-style-name="Standard" style:list-style-name="L2">
      <style:paragraph-properties fo:text-align="justify" style:justify-single-word="false"/>
      <style:text-properties fo:font-size="14pt" fo:font-weight="bold" officeooo:rsid="001a3a2d" officeooo:paragraph-rsid="001a3a2d" style:font-size-asian="12.25pt" style:font-weight-asian="bold" style:font-size-complex="14pt" style:font-weight-complex="bold"/>
    </style:style>
    <style:style style:name="P26" style:family="paragraph">
      <style:paragraph-properties fo:margin-left="0cm" fo:margin-right="0cm" fo:margin-top="0cm" fo:margin-bottom="0cm" fo:line-height="100%" fo:text-align="justify" fo:text-indent="0cm" style:punctuation-wrap="simple" style:line-break="normal"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36pt" fo:font-style="normal" fo:text-shadow="none" style:text-underline-style="none" fo:font-weight="bold" style:letter-kerning="true" style:font-name-asian="MS Gothic" style:font-size-asian="36pt" style:font-style-asian="normal" style:font-weight-asian="bold" style:font-name-complex="Tahoma" style:font-size-complex="36pt" style:font-style-complex="normal" style:font-weight-complex="bold" style:text-emphasize="none" style:font-relief="none" style:text-overline-style="none" style:text-overline-color="font-color"/>
    </style:style>
    <style:style style:name="P27" style:family="paragraph">
      <loext:graphic-properties draw:fill="solid" draw:fill-color="#0000ff" draw:secondary-fill-color="#d4ea6b" draw:opacity="90%"/>
      <style:paragraph-properties fo:margin-left="0cm" fo:margin-right="0cm" fo:margin-top="0cm" fo:margin-bottom="0cm" fo:line-height="100%" fo:text-align="justify" fo:text-indent="0cm" style:punctuation-wrap="simple" style:line-break="normal"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36pt" fo:font-style="normal" fo:text-shadow="none" style:text-underline-style="none" fo:font-weight="bold" style:letter-kerning="true" style:font-name-asian="MS Gothic" style:font-size-asian="36pt" style:font-style-asian="normal" style:font-weight-asian="bold" style:font-name-complex="Tahoma" style:font-size-complex="36pt" style:font-style-complex="normal" style:font-weight-complex="bold"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fo:font-weight="normal" officeooo:rsid="000fe1dc" style:font-weight-asian="normal" style:font-weight-complex="normal"/>
    </style:style>
    <style:style style:name="T3" style:family="text">
      <style:text-properties fo:font-weight="normal" officeooo:rsid="0014a583" style:font-weight-asian="normal" style:font-weight-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normal" officeooo:rsid="0014a583" style:font-style-asian="italic" style:font-weight-asian="normal" style:font-style-complex="italic" style:font-weight-complex="normal"/>
    </style:style>
    <style:style style:name="T6" style:family="text">
      <style:text-properties fo:font-style="italic" style:font-style-asian="italic" style:font-style-complex="italic"/>
    </style:style>
    <style:style style:name="T7" style:family="text">
      <style:text-properties fo:font-style="italic" style:text-underline-style="none" officeooo:rsid="001c50ea" style:font-style-asian="italic" style:font-style-complex="italic"/>
    </style:style>
    <style:style style:name="T8" style:family="text">
      <style:text-properties officeooo:rsid="00192048"/>
    </style:style>
    <style:style style:name="T9" style:family="text">
      <style:text-properties officeooo:rsid="001a3a2d"/>
    </style:style>
    <style:style style:name="T10" style:family="text">
      <style:text-properties fo:font-style="normal" style:font-style-asian="normal" style:font-style-complex="normal"/>
    </style:style>
    <style:style style:name="T11" style:family="text">
      <style:text-properties fo:font-style="normal" officeooo:rsid="001a731e" style:font-style-asian="normal" style:font-style-complex="normal"/>
    </style:style>
    <style:style style:name="T12" style:family="text">
      <style:text-properties fo:font-style="normal" officeooo:rsid="001c50ea" style:font-style-asian="normal" style:font-style-complex="normal"/>
    </style:style>
    <style:style style:name="T13" style:family="text">
      <style:text-properties fo:font-style="normal" officeooo:rsid="001dbb62" style:font-style-asian="normal" style:font-style-complex="normal"/>
    </style:style>
    <style:style style:name="T14" style:family="text">
      <style:text-properties fo:font-style="normal" style:text-underline-style="none" style:font-style-asian="normal" style:font-style-complex="normal"/>
    </style:style>
    <style:style style:name="T15" style:family="text">
      <style:text-properties fo:font-style="normal" style:text-underline-style="none" officeooo:rsid="001c50ea" style:font-style-asian="normal" style:font-style-complex="normal"/>
    </style:style>
    <style:style style:name="T16" style:family="text">
      <style:text-properties fo:font-style="normal" style:text-underline-style="none" officeooo:rsid="001fc26e" style:font-style-asian="normal" style:font-style-complex="normal"/>
    </style:style>
    <style:style style:name="T17" style:family="text">
      <style:text-properties style:text-underline-style="solid" style:text-underline-width="auto" style:text-underline-color="font-color"/>
    </style:style>
    <style:style style:name="T18" style:family="text">
      <style:text-properties style:text-underline-style="none"/>
    </style:style>
    <style:style style:name="T19" style:family="text">
      <style:text-properties fo:font-variant="normal" fo:text-transform="none" fo:color="#2a6099" loext:opacity="100%" style:text-outline="false" style:text-line-through-style="none" style:text-line-through-type="none" style:text-position="0% 100%" style:font-name="Noto Sans" fo:font-size="36pt" fo:font-style="normal" fo:text-shadow="none" style:text-underline-style="none" fo:font-weight="bold" style:letter-kerning="true" style:font-name-asian="MS Gothic" style:font-size-asian="36pt" style:font-style-asian="normal" style:font-weight-asian="bold" style:font-name-complex="Tahoma" style:font-size-complex="36pt" style:font-style-complex="normal" style:font-weight-complex="bold" style:text-emphasize="none" style:font-relief="none" style:text-overline-style="none" style:text-overline-color="font-color"/>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solid" svg:stroke-width="0.106cm" svg:stroke-color="#ffffff" draw:marker-start="" draw:marker-start-width="0.42cm" draw:marker-start-center="false" draw:marker-end="" draw:marker-end-width="0.42cm" draw:marker-end-center="false" draw:stroke-linejoin="miter" draw:fill="solid" draw:fill-color="#0000ff" draw:secondary-fill-color="#d4ea6b" draw:opacity="90%" draw:textarea-horizontal-align="center" draw:textarea-vertical-align="middle" draw:auto-grow-height="false" draw:fit-to-size="false" style:shrink-to-fit="false" fo:min-height="8.467cm" fo:min-width="13.434cm" fo:padding-top="0.169cm" fo:padding-bottom="0.169cm" fo:padding-left="0.289cm" fo:padding-right="0.289cm" fo:wrap-option="wrap" draw:shadow="visible" draw:shadow-offset-x="0.071cm" draw:shadow-offset-y="0.071cm" draw:shadow-color="#808080" draw:shadow-opacity="100%" style:run-through="foreground" style:wrap="run-through" style:number-wrapped-paragraphs="no-limit" style:vertical-pos="from-top" style:vertical-rel="page-content" style:horizontal-pos="from-left" style:horizontal-rel="page-content"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ustom-shape text:anchor-type="page" text:anchor-page-number="1" draw:z-index="0" draw:name="Snow 1" draw:style-name="gr1" draw:text-style-name="P27" svg:width="14.011cm" svg:height="8.804cm" svg:x="1.501cm" svg:y="7.881cm">
        <text:p text:style-name="P26"><text:span text:style-name="T19">Portal Web</text:span></text:p>
        <text:p text:style-name="P26"><text:span text:style-name="T19">Héctor Prieto</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text:p text:style-name="P13"/>
      <text:p text:style-name="P14"/>
      <text:p text:style-name="P4">Introducción.</text:p>
      <text:p text:style-name="P8"/>
      <text:p text:style-name="P8">El propósito de esta práctica es crear un portal web estructurado usando HTML5, creando una web estructurada con temática libre, la cuál debe incluir los siguientes elementos: textos, tablas, imágenes y enlaces.</text:p>
      <text:p text:style-name="P8"/>
      <text:p text:style-name="P8">El portal web va ha estar dedicado a un estudio de pintura de miniaturas por encargo, principalmente de Warhammer, va a constar de cinco páginas:</text:p>
      <text:list xml:id="list1980326055" text:style-name="L1">
        <text:list-item>
          <text:p text:style-name="P15">Portada o index<text:span text:style-name="T1">, donde se mostrará un breve descripción de la web.</text:span></text:p>
        </text:list-item>
        <text:list-item>
          <text:p text:style-name="P16">Quienes somos<text:span text:style-name="T1">, descripción de los trabajadores del estudio.</text:span></text:p>
        </text:list-item>
        <text:list-item>
          <text:p text:style-name="P17">Niveles de pintado<text:span text:style-name="T1">, donde se detalla los distintos acabados y precios base.</text:span></text:p>
        </text:list-item>
        <text:list-item>
          <text:p text:style-name="P18">Galería<text:span text:style-name="T1">, una pequeña muestra de trabajos acabados.</text:span></text:p>
        </text:list-item>
        <text:list-item>
          <text:p text:style-name="P19">Contacto<text:span text:style-name="T1">, formulario para suscribirse a la </text:span><text:span text:style-name="T4">newsletter</text:span><text:span text:style-name="T1">.</text:span></text:p>
          <text:list>
            <text:list-item>
              <text:p text:style-name="P20">Comprobación formulario<text:span text:style-name="T1">, para indicar que el formulario a sido recibido.</text:span></text:p>
            </text:list-item>
          </text:list>
        </text:list-item>
      </text:list>
      <text:p text:style-name="P9"/>
      <text:p text:style-name="P10">En el siguiente boceto a mano, se muestra la idea original del aspecto que queremos conseguir en el portal.</text:p>
      <text:p text:style-name="P10"/>
      <text:p text:style-name="P10"/>
      <text:p text:style-name="P6">Metodología<text:span text:style-name="T1"> </text:span></text:p>
      <text:p text:style-name="P11"/>
      <text:p text:style-name="P7"><text:span text:style-name="T1">En primer lugar, se ha realizado una estructura de etiquetas HTML5, &lt;head&gt; &lt;body&gt; &lt;header&gt; &lt;section&gt; &lt;aside&gt; &lt;footer&gt;. Tras ello, creo un archivo </text:span><text:span text:style-name="T4">CSS</text:span><text:span text:style-name="T1">, con </text:span><text:span text:style-name="T3">los estilos principales que vamos a introducir, como colores, decoración de enlaces y colocación de elementos con </text:span><text:span text:style-name="T5">FLEXBOX.</text:span></text:p>
      <text:p text:style-name="P12"/>
      <text:p text:style-name="P5"><text:span text:style-name="T1">Para </text:span><text:span text:style-name="T3">esto he </text:span><text:span text:style-name="T1">usado </text:span><text:span text:style-name="T4">FLEXBOX</text:span><text:span text:style-name="T1">, para poder organizar los elementos en las posiciones deseadas, </text:span><text:span text:style-name="T2">aprovechando la formación previa en Sistemas Microinformáticos y Redes, así como la formación no reglada realizada con anterioridad.</text:span></text:p>
      <text:p text:style-name="P3"/>
      <text:p text:style-name="P3"/>
      <text:list xml:id="list288009119" text:style-name="L2">
        <text:list-item>
          <text:p text:style-name="P24"><text:span text:style-name="T8">Estructura </text:span><text:span text:style-name="T9">principal</text:span>.</text:p>
        </text:list-item>
      </text:list>
      <text:p text:style-name="P21"/>
      <text:p text:style-name="P21">Para preparar la estructura inicial creamos un página HTML, con las etiquetas principales de estructura, la parte del cuerpo la dejamos para más tarde pues esta variara entre las distintas páginas del portal web. En esta estructura principal incorporo las etiquetas HTML correspondientes.</text:p>
      <text:p text:style-name="P21"/>
      <text:p text:style-name="P21">Las etiquetas &lt;head&gt; &lt;html&gt; &lt;body&gt; las añadimos ayudándonos de <text:span text:style-name="T6">Emmet</text:span><text:span text:style-name="T10"> al indicar que es un documento HTML5. </text:span><text:span text:style-name="T11">Ahora detallamos las etiquetas iniciales usadas:</text:span></text:p>
      <text:p text:style-name="P21"><text:span text:style-name="T11"/></text:p>
      <text:list xml:id="list1043851469" text:style-name="L3">
        <text:list-item>
          <text:p text:style-name="P22"><text:span text:style-name="T10">Luego dentro del &lt;body&gt;, <text:s/></text:span><text:span text:style-name="T11">situamos una etiqueta &lt;div&gt;, </text:span><text:span text:style-name="T13">dentro de la cuál colacaré el resto de las etiquetas. Esto</text:span><text:span text:style-name="T11"> no</text:span><text:span text:style-name="T12">s permite tratar el interior como un contenedor, los usaré para modificarlo con </text:span><text:span text:style-name="T7">CSS.</text:span></text:p>
        </text:list-item>
        <text:list-item>
          <text:p text:style-name="P23"><text:span text:style-name="T15">E</text:span><text:span text:style-name="T14">tiqueta &lt;header&gt;, destinada a albergar el nombre de la web, el logo de la empresa y la barra de navegación principal. Para ello implemento las etiquetas adecuadas:</text:span></text:p>
          <text:list>
            <text:list-item>
              <text:p text:style-name="P23"><text:span text:style-name="T14">Etiqueta &lt;div&gt;, dentro de la cuál situaremos el logo, con una etiqueta &lt;img&gt; </text:span><text:span text:style-name="T16">y dentro de una etiqueta de enlace</text:span><text:span text:style-name="T14"> </text:span></text:p>
            </text:list-item>
          </text:list>
        </text:list-item>
      </text:list>
      <text:list xml:id="list160961720721036" text:continue-list="list288009119" text:style-name="L2">
        <text:list-item>
          <text:list>
            <text:list-item>
              <text:p text:style-name="P24"/>
            </text:list-item>
          </text:list>
        </text:list-item>
        <text:list-item>
          <text:p text:style-name="P25">Cuerpo de cada página.</text:p>
        </text:list-item>
        <text:list-item>
          <text:p text:style-name="P25"><text:soft-page-break/>Contenido.</text:p>
        </text:list-item>
      </text:list>
      <text:p text:style-name="P3"/>
      <text:p text:style-name="P3"/>
      <text:p text:style-name="P3"/>
      <text:p text:style-name="P3">Voy a realizar un Portal Web de mi estudio de pintura Diablo’s Brush.</text:p>
      <text:p text:style-name="P3">Páginas que voy a crear POW</text:p>
      <text:p text:style-name="P3">INDEX</text:p>
      <text:p text:style-name="P3">En esta página se mostrará una breve descripción de distintos grados de pintado, con una</text:p>
      <text:p text:style-name="P3">imagen y texto descriptivo.</text:p>
      <text:p text:style-name="P3">Quienes somos</text:p>
      <text:p text:style-name="P3">Presentación de los pintores de la empresa</text:p>
      <text:p text:style-name="P3">Un texto de nuestra forma de trabajar y filosofía</text:p>
      <text:p text:style-name="P3">Niveles de pintado</text:p>
      <text:p text:style-name="P3">Detallo los distintos niveles de pintura, junto a las tablas de precio de cada nivel</text:p>
      <text:p text:style-name="P3">Galería</text:p>
      <text:p text:style-name="P3">Pequeña muestra de imágenes de muestra (cojo imágenes de archivo y uso enlaces para</text:p>
      <text:p text:style-name="P3">algunas)</text:p>
      <text:p text:style-name="P3">Contacto</text:p>
      <text:p text:style-name="P3">Formulario para suscribirte a nuestra newsletter</text:p>
      <text:p text:style-name="P3">Nos lleva a página de confirmación de formulario repetido</text:p>
      <text:p text:style-name="P3">Para ello, lo primero que he hecho es un boceto de la estructura y de las páginas que quiero</text:p>
      <text:p text:style-name="P3">crear.</text:p>
      <text:p text:style-name="P3">Creo una estructura de carpetas para colocar las imagenes y css.</text:p>
      <text:p text:style-name="P3">Lo primero que me he centrado es en crear la estructura base de todas las páginas, para luego</text:p>
      <text:p text:style-name="P3">colocarlas con css Flexbox:</text:p>
      <text:p text:style-name="P3">Head</text:p>
      <text:p text:style-name="P3">Metadatos y enlaces css</text:p>
      <text:p text:style-name="P3">Body</text:p>
      <text:p text:style-name="P3">Div</text:p>
      <text:p text:style-name="P3">Header Logo, Nombre, menú navegación</text:p>
      <text:p text:style-name="P3">Section Parte principal, que variara entre las distintas págianas</text:p>
      <text:p text:style-name="P3">Aside barra lateral para enlaces externos</text:p>
      <text:p text:style-name="P3">Footer repetición menú navegación, quizás redes socioales?</text:p>
      <text:p text:style-name="P3">/div</text:p>
      <text:p text:style-name="P3">/body</text:p>
      <text:p text:style-name="P3">Para el Flexbox, reviso mis clases antiguas y busco información en la web, no lo tenía muy</text:p>
      <text:p text:style-name="P3">fresco, pero a estaba decidido</text:p>
      <text:p text:style-name="P3">Web principales de donde he sacado la información:</text:p>
      <text:p text:style-name="P3">https://developer.mozilla.org/en-</text:p>
      <text:p text:style-name="P3">US/docs/Web/CSS/CSS_flexible_box_layout/Typical_use_cases_of_flexbox</text:p>
      <text:p text:style-name="P3">https://www.falconmasters.com/</text:p>
      <text:p text:style-name="P3">Tras esto procedo a crear un css principal, para toda la organización, la barra de navegación</text:p>
      <text:p text:style-name="P3">bajo el título y logo, la estructura del la parte principal &lt;section&gt;, el aside a la derecha, el footer</text:p>
      <text:p text:style-name="P3">abajo.</text:p>
      <text:p text:style-name="P3">Tras quedar satisfecho, quito la parte de section, que es lo que va a cambiar en cada web y lo</text:p>
      <text:p text:style-name="P3">pongo en su propio fichero css, donde tb modifico la pestaña del nav de la página actual.</text:p>
      <text:p text:style-name="P3">El código css base quedaría de la siguiente manera, eliminar el color por defecto de los enlaces</text:p>
      <text:p text:style-name="P3">y el subrayado, para ponerlos en una caja el la que cambie de color al pasar el puntero.</text:p>
      <text:p text:style-name="P3"><text:soft-page-break/>La parte principal &lt;section&gt; quiero que ocupe 2 tercios aproximadamente de ancho, y el resto</text:p>
      <text:p text:style-name="P3">para la barra lateral.</text:p>
      <text:p text:style-name="P3">**nota: al final modifique las proporciones pues quedaba demasiado grande la barra.</text:p>
      <text:p text:style-name="P3">El pie de página, le pongo un segundo menú de naegación, para que el usuario no tenga que</text:p>
      <text:p text:style-name="P3">volver arriba, par moverse por el portal.</text:p>
      <text:p text:style-name="P3">**Falta cambiar lorem por texto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MS Gothic" svg:font-family="'MS Gothic'"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erif CJK SC" svg:font-family="'Noto Serif CJK SC'" style:font-pitch="variable"/>
    <style:font-face style:name="Noto Serif CJK SC1" svg:font-family="'Noto Serif CJK SC'" style:font-family-generic="system" style:font-pitch="variable"/>
    <style:font-face style:name="OpenSymbol" svg:font-family="OpenSymbol" style:font-charset="x-symbol"/>
    <style:font-face style:name="Tahoma" svg:font-family="Tahoma"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1"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1"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loext:graphic-properties draw:fill="solid" draw:fill-color="#ff3838" draw:opacity="100%"/>
      <style:paragraph-properties fo:background-color="#ff3838"/>
      <style:text-properties fo:color="#ffffff" loext:opacity="100%" officeooo:rsid="00081e45" officeooo:paragraph-rsid="00081e45"/>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ORTAL WEB<text:tab/><text:tab/>HÉCTOR PRIETO PÉREZ</text:p>
      </style:header>
      <style:footer>
        <text:p text:style-name="MP2"><text:page-number text:select-page="current">4</text:page-number></text:p>
      </style:footer>
    </style:master-page>
    <style:master-page style:name="First_20_Page" style:display-name="First Page" style:page-layout-name="Mpm2" draw:style-name="Mdp1" style:next-style-name="Standard">
      <style:header>
        <text:p text:style-name="MP1">PORTAL WEB<text:tab/><text:tab/>HÉCTOR PRIETO PÉREZ</text:p>
      </style:header>
    </style:master-page>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3T16:16:34.696015465</meta:creation-date>
    <dc:date>2024-10-24T16:09:59.906010373</dc:date>
    <meta:editing-duration>PT1H18M25S</meta:editing-duration>
    <meta:editing-cycles>26</meta:editing-cycles>
    <meta:generator>LibreOffice/7.3.7.2$Linux_X86_64 LibreOffice_project/30$Build-2</meta:generator>
    <meta:document-statistic meta:table-count="0" meta:image-count="0" meta:object-count="0" meta:page-count="6" meta:paragraph-count="75" meta:word-count="783" meta:character-count="4805" meta:non-whitespace-character-count="4104"/>
  </office:meta>
</office:document-meta>
</file>